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6.443cm" fo:min-width="11.88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54cm" fo:min-width="8.3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83cm" fo:min-width="3.12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83cm" fo:min-width="3.124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32cm" fo:min-width="3.57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0.3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23cm" fo:min-width="2.419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79cm" fo:min-width="0.77cm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Dash" svg:stroke-width="0.053cm" svg:stroke-color="#000000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82cm" svg:height="26.693cm" svg:x="4.175cm" svg:y="1.6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89cm" svg:height="1.904cm" svg:x="4.175cm" svg:y="1.318cm">
          <text:p text:style-name="P2">UCD: Garbage Tracking Syste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24cm" svg:height="2.025cm" svg:x="6.715cm" svg:y="4.492cm">
          <text:p text:style-name="P2">Locate Vehic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124cm" svg:height="2.025cm" svg:x="6.715cm" svg:y="8.182cm">
          <text:p text:style-name="P2">Get Notifi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124cm" svg:height="2.025cm" svg:x="6.988cm" svg:y="13.7cm">
          <text:p text:style-name="P2">Logi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124cm" svg:height="2.025cm" svg:x="7.158cm" svg:y="17.605cm">
          <text:p text:style-name="P2">Check schedu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759cm" svg:height="2.66cm" svg:x="6.671cm" svg:y="21.2cm">
          <text:p text:style-name="P2">Get info about dustbi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124cm" svg:height="2.025cm" svg:x="7.032cm" svg:y="25.447cm">
          <text:p text:style-name="P2">Make schedu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93cm" svg:height="0.776cm" svg:x="1.836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183cm" svg:y1="6.855cm" svg:x2="2.183cm" svg:y2="8.407cm">
          <text:p/>
        </draw:line>
        <draw:line draw:style-name="gr7" draw:text-style-name="P5" draw:layer="layout" svg:x1="3.222cm" svg:y1="7.243cm" svg:x2="1.317cm" svg:y2="7.243cm">
          <text:p/>
        </draw:line>
        <draw:line draw:style-name="gr7" draw:text-style-name="P5" draw:layer="layout" svg:x1="2.183cm" svg:y1="8.408cm" svg:x2="3.049cm" svg:y2="9.572cm">
          <text:p/>
        </draw:line>
        <draw:line draw:style-name="gr7" draw:text-style-name="P5" draw:layer="layout" svg:x1="2.183cm" svg:y1="8.408cm" svg:x2="1.49cm" svg:y2="9.572cm">
          <text:p/>
        </draw:line>
        <draw:custom-shape draw:style-name="gr6" draw:text-style-name="P4" draw:layer="layout" svg:width="0.693cm" svg:height="0.776cm" svg:x="1.836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183cm" svg:y1="17.333cm" svg:x2="2.183cm" svg:y2="18.885cm">
          <text:p/>
        </draw:line>
        <draw:line draw:style-name="gr7" draw:text-style-name="P5" draw:layer="layout" svg:x1="3.222cm" svg:y1="17.721cm" svg:x2="1.317cm" svg:y2="17.721cm">
          <text:p/>
        </draw:line>
        <draw:line draw:style-name="gr7" draw:text-style-name="P5" draw:layer="layout" svg:x1="2.183cm" svg:y1="18.886cm" svg:x2="3.049cm" svg:y2="20.05cm">
          <text:p/>
        </draw:line>
        <draw:line draw:style-name="gr7" draw:text-style-name="P5" draw:layer="layout" svg:x1="2.183cm" svg:y1="18.886cm" svg:x2="1.49cm" svg:y2="20.05cm">
          <text:p/>
        </draw:line>
        <draw:custom-shape draw:style-name="gr6" draw:text-style-name="P4" draw:layer="layout" svg:width="0.693cm" svg:height="0.776cm" svg:x="18.6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961cm" svg:y1="16.38cm" svg:x2="18.961cm" svg:y2="17.932cm">
          <text:p/>
        </draw:line>
        <draw:line draw:style-name="gr7" draw:text-style-name="P5" draw:layer="layout" svg:x1="20cm" svg:y1="16.768cm" svg:x2="18.095cm" svg:y2="16.768cm">
          <text:p/>
        </draw:line>
        <draw:line draw:style-name="gr7" draw:text-style-name="P5" draw:layer="layout" svg:x1="18.961cm" svg:y1="17.933cm" svg:x2="19.827cm" svg:y2="19.097cm">
          <text:p/>
        </draw:line>
        <draw:line draw:style-name="gr7" draw:text-style-name="P5" draw:layer="layout" svg:x1="18.961cm" svg:y1="17.933cm" svg:x2="18.268cm" svg:y2="19.097cm">
          <text:p/>
        </draw:line>
        <draw:line draw:style-name="gr7" draw:text-style-name="P5" draw:layer="layout" svg:x1="3.222cm" svg:y1="7.985cm" svg:x2="6.715cm" svg:y2="5.445cm">
          <text:p/>
        </draw:line>
        <draw:line draw:style-name="gr7" draw:text-style-name="P5" draw:layer="layout" svg:x1="3.222cm" svg:y1="7.985cm" svg:x2="6.715cm" svg:y2="8.937cm">
          <text:p/>
        </draw:line>
        <draw:line draw:style-name="gr7" draw:text-style-name="P5" draw:layer="layout" svg:x1="3.222cm" svg:y1="7.985cm" svg:x2="7.032cm" svg:y2="14.335cm">
          <text:p/>
        </draw:line>
        <draw:line draw:style-name="gr7" draw:text-style-name="P5" draw:layer="layout" svg:x1="12.112cm" svg:y1="14.97cm" svg:x2="17.192cm" svg:y2="17.51cm">
          <text:p/>
        </draw:line>
        <draw:line draw:style-name="gr7" draw:text-style-name="P5" draw:layer="layout" svg:x1="3.222cm" svg:y1="18.462cm" svg:x2="7.305cm" svg:y2="18.806cm">
          <text:p/>
        </draw:line>
        <draw:line draw:style-name="gr7" draw:text-style-name="P5" draw:layer="layout" svg:x1="3.222cm" svg:y1="18.462cm" svg:x2="6.715cm" svg:y2="22.59cm">
          <text:p/>
        </draw:line>
        <draw:line draw:style-name="gr7" draw:text-style-name="P6" draw:layer="layout" svg:x1="12.43cm" svg:y1="22.272cm" svg:x2="17.192cm" svg:y2="17.51cm">
          <text:p/>
        </draw:line>
        <draw:line draw:style-name="gr7" draw:text-style-name="P5" draw:layer="layout" svg:x1="12.112cm" svg:y1="26.4cm" svg:x2="17.192cm" svg:y2="17.51cm">
          <text:p/>
        </draw:line>
        <draw:custom-shape draw:style-name="gr8" draw:text-style-name="P3" draw:layer="layout" svg:width="4.127cm" svg:height="2.223cm" svg:x="11.795cm" svg:y="9.572cm">
          <text:p text:style-name="P2">Sign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249cm" svg:height="0.962cm" svg:x="0.926cm" svg:y="10.198cm">
          <draw:text-box>
            <text:p>Public</text:p>
          </draw:text-box>
        </draw:frame>
        <draw:frame draw:style-name="gr10" draw:text-style-name="P7" draw:layer="layout" svg:width="1.797cm" svg:height="1.597cm" svg:x="1.317cm" svg:y="20.675cm">
          <draw:text-box>
            <text:p>Staff</text:p>
          </draw:text-box>
        </draw:frame>
        <draw:frame draw:style-name="gr9" draw:text-style-name="P7" draw:layer="layout" svg:width="3.63cm" svg:height="0.962cm" svg:x="17.69cm" svg:y="19.723cm">
          <draw:text-box>
            <text:p>Officer</text:p>
          </draw:text-box>
        </draw:frame>
        <draw:custom-shape draw:style-name="gr11" draw:text-style-name="P1" draw:layer="layout" svg:width="2.54cm" svg:height="1.587cm" draw:transform="rotate (-0.142244334037538) translate (12.337cm 1.9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5" draw:layer="layout" svg:x1="13.065cm" svg:y1="2.587cm" svg:x2="12.43cm" svg:y2="3.222cm">
          <text:p/>
        </draw:line>
        <draw:line draw:style-name="gr7" draw:text-style-name="P5" draw:layer="layout" svg:x1="3.222cm" svg:y1="18.462cm" svg:x2="7.667cm" svg:y2="15.287cm">
          <text:p/>
        </draw:line>
        <draw:line draw:style-name="gr13" draw:text-style-name="P5" draw:layer="layout" svg:x1="10.842cm" svg:y1="13.7cm" svg:x2="12.747cm" svg:y2="11.477cm">
          <text:p/>
        </draw:line>
        <draw:frame draw:style-name="gr14" draw:text-style-name="P8" draw:layer="layout" svg:width="5.08cm" svg:height="1.673cm" svg:x="8.302cm" svg:y="12.027cm">
          <draw:text-box>
            <text:p>&lt;&lt;extends&gt;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7T19:15:52.723017273</meta:creation-date>
    <dc:date>2023-05-20T12:53:40.890000000</dc:date>
    <meta:editing-duration>PT16M26S</meta:editing-duration>
    <meta:editing-cycles>3</meta:editing-cycles>
    <meta:generator>LibreOffice/7.4.2.3$Windows_X86_64 LibreOffice_project/382eef1f22670f7f4118c8c2dd222ec7ad009daf</meta:generator>
    <meta:document-statistic meta:object-count="40"/>
  </office:meta>
</office:document-meta>
</file>